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officeooo:rsid="0005bd66" officeooo:paragraph-rsid="003bd678"/>
    </style:style>
    <style:style style:name="P4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6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5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6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7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18" style:family="paragraph" style:parent-style-name="Standard">
      <style:text-properties fo:language="pt" fo:country="PT" fo:font-weight="normal" officeooo:rsid="004064ae" officeooo:paragraph-rsid="003bd678" style:font-weight-asian="normal" style:font-weight-complex="normal"/>
    </style:style>
    <style:style style:name="P19" style:family="paragraph" style:parent-style-name="Standard">
      <style:text-properties fo:language="pt" fo:country="PT" fo:font-weight="normal" officeooo:rsid="004064ae" officeooo:paragraph-rsid="00415edc" style:font-weight-asian="normal" style:font-weight-complex="normal"/>
    </style:style>
    <style:style style:name="P20" style:family="paragraph" style:parent-style-name="Standard">
      <style:text-properties fo:language="pt" fo:country="PT" fo:font-weight="normal" officeooo:rsid="00411860" officeooo:paragraph-rsid="00415edc" style:font-weight-asian="normal" style:font-weight-complex="normal"/>
    </style:style>
    <style:style style:name="P21" style:family="paragraph" style:parent-style-name="Standard">
      <style:text-properties fo:language="pt" fo:country="PT" officeooo:rsid="0017dccd" officeooo:paragraph-rsid="0017dccd"/>
    </style:style>
    <style:style style:name="P22" style:family="paragraph" style:parent-style-name="Standard">
      <style:text-properties fo:language="pt" fo:country="PT" officeooo:rsid="001abd86" officeooo:paragraph-rsid="001abd86"/>
    </style:style>
    <style:style style:name="P23" style:family="paragraph" style:parent-style-name="Standard">
      <style:text-properties fo:language="pt" fo:country="PT" officeooo:rsid="001b21ef" officeooo:paragraph-rsid="001b21ef"/>
    </style:style>
    <style:style style:name="P24" style:family="paragraph" style:parent-style-name="Standard">
      <style:text-properties fo:language="pt" fo:country="PT" officeooo:rsid="001c7b47" officeooo:paragraph-rsid="001c7b47"/>
    </style:style>
    <style:style style:name="P25" style:family="paragraph" style:parent-style-name="Standard">
      <style:text-properties fo:font-weight="normal" officeooo:paragraph-rsid="004e865f"/>
    </style:style>
    <style:style style:name="P26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27" style:family="paragraph" style:parent-style-name="Standard">
      <style:text-properties fo:language="pt" fo:country="PT" fo:font-weight="normal" officeooo:rsid="0056e18b" officeooo:paragraph-rsid="0056e18b" style:font-weight-asian="normal" style:font-weight-complex="normal"/>
    </style:style>
    <style:style style:name="P28" style:family="paragraph" style:parent-style-name="Standard">
      <style:text-properties fo:language="pt" fo:country="PT" fo:font-weight="normal" officeooo:rsid="0056e18b" officeooo:paragraph-rsid="00608c3d" style:font-weight-asian="normal" style:font-weight-complex="normal"/>
    </style:style>
    <style:style style:name="P29" style:family="paragraph" style:parent-style-name="Standard">
      <style:text-properties fo:language="pt" fo:country="PT" fo:font-weight="normal" officeooo:rsid="0056e18b" officeooo:paragraph-rsid="006d0bfb" style:font-weight-asian="normal" style:font-weight-complex="normal"/>
    </style:style>
    <style:style style:name="P30" style:family="paragraph" style:parent-style-name="Standard">
      <style:text-properties fo:language="pt" fo:country="PT" fo:font-weight="normal" officeooo:rsid="00608c3d" officeooo:paragraph-rsid="00608c3d" style:font-weight-asian="normal" style:font-weight-complex="normal"/>
    </style:style>
    <style:style style:name="P31" style:family="paragraph" style:parent-style-name="Standard">
      <style:text-properties fo:language="pt" fo:country="PT" officeooo:rsid="0005bd66" officeooo:paragraph-rsid="0005bd66"/>
    </style:style>
    <style:style style:name="P32" style:family="paragraph" style:parent-style-name="Standard">
      <style:text-properties fo:language="pt" fo:country="PT" officeooo:rsid="00608c3d" officeooo:paragraph-rsid="00608c3d"/>
    </style:style>
    <style:style style:name="P33" style:family="paragraph" style:parent-style-name="Standard">
      <style:text-properties fo:language="pt" fo:country="PT" officeooo:rsid="006260e8" officeooo:paragraph-rsid="006260e8"/>
    </style:style>
    <style:style style:name="P34" style:family="paragraph" style:parent-style-name="Standard">
      <style:text-properties fo:language="pt" fo:country="PT" officeooo:rsid="0063dc28" officeooo:paragraph-rsid="0063dc28"/>
    </style:style>
    <style:style style:name="P35" style:family="paragraph" style:parent-style-name="Standard">
      <style:text-properties fo:language="pt" fo:country="PT" officeooo:rsid="0063fc21" officeooo:paragraph-rsid="0063fc21"/>
    </style:style>
    <style:style style:name="P36" style:family="paragraph" style:parent-style-name="Standard">
      <style:text-properties fo:language="pt" fo:country="PT" officeooo:rsid="006535e9" officeooo:paragraph-rsid="006535e9"/>
    </style:style>
    <style:style style:name="P37" style:family="paragraph" style:parent-style-name="Standard">
      <style:text-properties fo:language="pt" fo:country="PT" officeooo:rsid="006634a0" officeooo:paragraph-rsid="006634a0"/>
    </style:style>
    <style:style style:name="P38" style:family="paragraph" style:parent-style-name="Standard">
      <style:text-properties fo:language="pt" fo:country="PT" officeooo:rsid="00673acf" officeooo:paragraph-rsid="00673acf"/>
    </style:style>
    <style:style style:name="P39" style:family="paragraph" style:parent-style-name="Standard">
      <style:text-properties fo:language="pt" fo:country="PT" officeooo:rsid="006844db" officeooo:paragraph-rsid="006844db"/>
    </style:style>
    <style:style style:name="P40" style:family="paragraph" style:parent-style-name="Standard">
      <style:text-properties fo:language="pt" fo:country="PT" officeooo:rsid="006844db" officeooo:paragraph-rsid="00737b2a"/>
    </style:style>
    <style:style style:name="P41" style:family="paragraph" style:parent-style-name="Heading_20_1">
      <style:text-properties fo:language="pt" fo:country="PT"/>
    </style:style>
    <style:style style:name="P42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officeooo:rsid="003498f5" style:font-weight-asian="normal" style:font-weight-complex="normal"/>
    </style:style>
    <style:style style:name="T17" style:family="text">
      <style:text-properties fo:font-weight="normal" officeooo:rsid="00368046" style:font-weight-asian="normal" style:font-weight-complex="normal"/>
    </style:style>
    <style:style style:name="T18" style:family="text">
      <style:text-properties fo:font-weight="normal" officeooo:rsid="0036ea62" style:font-weight-asian="normal" style:font-weight-complex="normal"/>
    </style:style>
    <style:style style:name="T19" style:family="text">
      <style:text-properties fo:font-weight="normal" officeooo:rsid="00375983" style:font-weight-asian="normal" style:font-weight-complex="normal"/>
    </style:style>
    <style:style style:name="T20" style:family="text">
      <style:text-properties fo:font-weight="normal" officeooo:rsid="003a7691" style:font-weight-asian="normal" style:font-weight-complex="normal"/>
    </style:style>
    <style:style style:name="T21" style:family="text">
      <style:text-properties officeooo:rsid="00411860"/>
    </style:style>
    <style:style style:name="T22" style:family="text">
      <style:text-properties officeooo:rsid="00423075"/>
    </style:style>
    <style:style style:name="T23" style:family="text">
      <style:text-properties fo:language="pt" fo:country="PT" officeooo:rsid="004e865f" style:font-weight-asian="normal" style:font-weight-complex="normal"/>
    </style:style>
    <style:style style:name="T24" style:family="text">
      <style:text-properties fo:language="pt" fo:country="PT" officeooo:rsid="004fef2c" style:font-weight-asian="normal" style:font-weight-complex="normal"/>
    </style:style>
    <style:style style:name="T25" style:family="text">
      <style:text-properties fo:language="pt" fo:country="PT" officeooo:rsid="00509cec" style:font-weight-asian="normal" style:font-weight-complex="normal"/>
    </style:style>
    <style:style style:name="T26" style:family="text">
      <style:text-properties fo:language="pt" fo:country="PT" officeooo:rsid="00513c08" style:font-weight-asian="normal" style:font-weight-complex="normal"/>
    </style:style>
    <style:style style:name="T27" style:family="text">
      <style:text-properties fo:language="pt" fo:country="PT" officeooo:rsid="0052a965" style:font-weight-asian="normal" style:font-weight-complex="normal"/>
    </style:style>
    <style:style style:name="T28" style:family="text">
      <style:text-properties fo:language="pt" fo:country="PT" officeooo:rsid="00533fb6" style:font-weight-asian="normal" style:font-weight-complex="normal"/>
    </style:style>
    <style:style style:name="T29" style:family="text">
      <style:text-properties fo:language="pt" fo:country="PT" officeooo:rsid="0055db38" style:font-weight-asian="normal" style:font-weight-complex="normal"/>
    </style:style>
    <style:style style:name="T30" style:family="text">
      <style:text-properties officeooo:rsid="005849b1"/>
    </style:style>
    <style:style style:name="T31" style:family="text">
      <style:text-properties officeooo:rsid="00594726"/>
    </style:style>
    <style:style style:name="T32" style:family="text">
      <style:text-properties officeooo:rsid="005a1b02"/>
    </style:style>
    <style:style style:name="T33" style:family="text">
      <style:text-properties officeooo:rsid="005aecb7"/>
    </style:style>
    <style:style style:name="T34" style:family="text">
      <style:text-properties officeooo:rsid="005ce9aa"/>
    </style:style>
    <style:style style:name="T35" style:family="text">
      <style:text-properties officeooo:rsid="0063fc21"/>
    </style:style>
    <style:style style:name="T36" style:family="text">
      <style:text-properties officeooo:rsid="006535e9"/>
    </style:style>
    <style:style style:name="T37" style:family="text">
      <style:text-properties officeooo:rsid="006d0bfb"/>
    </style:style>
    <style:style style:name="T38" style:family="text">
      <style:text-properties officeooo:rsid="0072a7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Experiência 1</text:h>
      <text:p text:style-name="P1"/>
      <text:p text:style-name="P4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4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4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4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4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4">7. What is the loopback interface and why is it important?</text:p>
      <text:p text:style-name="P4"><text:tab/><text:span text:style-name="T16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7">servidor de impressão, cups; </text:span><text:span text:style-name="T20">servidor <text:s/>de encriptação de dns, dnscrypt;</text:span><text:span text:style-name="T16"> etc. Como é uma interface virtual permite que as aplicações </text:span><text:span text:style-name="T18">e utilizadores</text:span><text:span text:style-name="T16"> comuniquem com um servidor (localmente) mesmo que não haja conexão internet. </text:span><text:span text:style-name="T18">Para além disto, é usado para: testar configurações; fazer simulações; </text:span><text:span text:style-name="T19">resolução de problemas entre aplicações de modo rápido. Pode haver uma rede de loopback interfaces 127.0.0.0/8, o que torna fácil correr servidores que corram numa mesma porta facilmente.</text:span></text:p>
      <text:h text:style-name="P42" text:outline-level="1">E<text:span text:style-name="T3">x</text:span>periência 2</text:h>
      <text:p text:style-name="P1"/>
      <text:p text:style-name="P4">1. How to configure vlany0?</text:p>
      <text:p text:style-name="P4"/>
      <text:p text:style-name="P10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1"/>
      <text:p text:style-name="P12">Comandos usados para criar cada uma das vlans</text:p>
      <text:p text:style-name="P12">configure terminal</text:p>
      <text:p text:style-name="P12">vlan x0</text:p>
      <text:p text:style-name="P12">end</text:p>
      <text:p text:style-name="P12">show vlan id x0</text:p>
      <text:p text:style-name="P11"/>
      <text:p text:style-name="P12">Comandos para adicionar uma dada porta a uma vlan</text:p>
      <text:p text:style-name="P12">configure terminal</text:p>
      <text:p text:style-name="P12">interface fastEthernet 0/porta</text:p>
      <text:p text:style-name="P12">switchport mode access</text:p>
      <text:p text:style-name="P12">switchport access vlan x0</text:p>
      <text:p text:style-name="P12">end</text:p>
      <text:p text:style-name="P12">show running-config interface fastEthernet 0/porta</text:p>
      <text:p text:style-name="P12">show interfaces fastEthernet 0/porta switchport</text:p>
      <text:p text:style-name="P12"/>
      <text:p text:style-name="P15"><text:span text:style-name="T15">5</text:span>0 <text:s text:c="2"/>VLAN0050 <text:s text:c="24"/>active <text:s text:c="3"/>Fa0/1, Fa0/2</text:p>
      <text:p text:style-name="P15"><text:span text:style-name="T15">5</text:span>1 <text:s text:c="2"/>VLAN0051 <text:s text:c="24"/>active <text:s text:c="3"/>Fa0/3</text:p>
      <text:p text:style-name="P1"/>
      <text:p text:style-name="P4">2. How many broadcast domains are there? How can you conclude it from</text:p>
      <text:p text:style-name="P4">the logs?</text:p>
      <text:p text:style-name="P4"/>
      <text:p text:style-name="P9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42" text:outline-level="1">Experiência 3</text:h>
      <text:p text:style-name="P1"/>
      <text:p text:style-name="P4">1. What routes are there in the tuxes? What are their meaning?</text:p>
      <text:p text:style-name="P5"/>
      <text:p text:style-name="P6">No tux1 existem duas <text:span text:style-name="T9">rotas</text:span>.</text:p>
      <text:p text:style-name="P6">Kernel IP routing table</text:p>
      <text:p text:style-name="P6">Destination<text:tab/>Gateway <text:s text:c="9"/>Genmask <text:s text:c="9"/>Flags Metric <text:s/>Ref<text:tab/>Use <text:tab/>Iface</text:p>
      <text:p text:style-name="P6">172.16.50.0 <text:s text:c="4"/>0.0.0.0 <text:s text:c="12"/>255.255.255.0 <text:s/>U <text:s text:c="4"/><text:tab/>0 <text:s text:c="5"/><text:tab/> <text:s/>0 <text:s text:c="7"/>0 <text:tab/>eth0</text:p>
      <text:p text:style-name="P6">172.16.51.0 <text:s text:c="4"/>172.16.50.254 255.255.255.0 <text:s/>UG <text:s text:c="3"/>0 <text:s text:c="5"/><text:tab/> <text:s/>0 <text:s text:c="7"/>0 <text:tab/>eth0</text:p>
      <text:p text:style-name="P6"/>
      <text:p text:style-name="P6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6"/>
      <text:p text:style-name="P7">No tux2 <text:span text:style-name="T10">existem duas rotas e a tabela é semelhante à do tux1.</text:span></text:p>
      <text:p text:style-name="P8">Kernel IP routing table</text:p>
      <text:p text:style-name="P8">Destination <text:s text:c="4"/>Gateway <text:s text:c="8"/><text:tab/>Genmask <text:s text:c="10"/>Flags Metric Ref <text:s text:c="3"/>Use Iface</text:p>
      <text:p text:style-name="P8">172.16.50.0 <text:s text:c="4"/>172.16.51.253 255.255.255.0 <text:s/>UG <text:s text:c="3"/>0 <text:s text:c="5"/><text:tab/>0 <text:s text:c="7"/>0 <text:s text:c="4"/>eth0</text:p>
      <text:p text:style-name="P8">172.16.51.0 <text:s text:c="4"/>0.0.0.0 <text:s text:c="8"/><text:tab/> 255.255.255.0 <text:s/>U <text:s text:c="4"/><text:tab/>0 <text:s text:c="5"/><text:tab/>0 <text:s text:c="7"/>0 <text:s text:c="4"/>eth0</text:p>
      <text:p text:style-name="P21">Aceita <text:span text:style-name="T11">os ips provenientes da rede 172.16.51.0/24. E faz forward dos ips 172.16.50.0/24 para o gateway router 172.16.51.253(eth1 tux4).</text:span></text:p>
      <text:p text:style-name="P21"/>
      <text:p text:style-name="P22">No tux4 que funciona como um gateway router, porque redireciona de uma interface (eth0) para outra (eth1).</text:p>
      <text:p text:style-name="P23">Kernel IP routing table</text:p>
      <text:p text:style-name="P23">Destination <text:s text:c="4"/>Gateway <text:s text:c="8"/>Genmask <text:s text:c="8"/><text:tab/> <text:s/>Flags Metric Ref <text:s text:c="3"/>Use Iface</text:p>
      <text:p text:style-name="P23">172.16.50.0 <text:s text:c="4"/>0.0.0.0 <text:s text:c="8"/><text:tab/>255.255.255.0 <text:s text:c="2"/>U <text:s text:c="6"/>0 <text:s text:c="5"/><text:tab/>0 <text:s text:c="7"/>0 <text:s text:c="4"/>eth0</text:p>
      <text:p text:style-name="P23">172.16.51.0 <text:s text:c="4"/>0.0.0.0 <text:s text:c="8"/><text:tab/>255.255.255.0 <text:s text:c="2"/>U <text:s text:c="6"/>0 <text:s text:c="5"/><text:tab/>0 <text:s text:c="7"/>0 <text:s text:c="4"/>eth1</text:p>
      <text:p text:style-name="P23"/>
      <text:p text:style-name="P24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4">2. What information does an entry of the forwarding table contain?</text:p>
      <text:p text:style-name="P13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4">3. What ARP messages, and associated MAC addresses, are observed and</text:p>
      <text:p text:style-name="P4">why?</text:p>
      <text:p text:style-name="P14"/>
      <text:p text:style-name="P14">HWaddr 00:21:5a:c3:78:70, é o mac address da interface eth0(172.16.50.254) do tux4.</text:p>
      <text:p text:style-name="P14">HWaddr 00:c0:df:08:d5:b0, é o mac address da interface eth1(172.15.51.25<text:span text:style-name="T14">3</text:span>) do tux4.</text:p>
      <text:p text:style-name="P1"/>
      <text:p text:style-name="P4">4. What ICMP packets are observed and why?</text:p>
      <text:p text:style-name="P1"/>
      <text:p text:style-name="P4">5. What are the IP and MAC addresses associated to ICMP packets and</text:p>
      <text:p text:style-name="P4">why?</text:p>
      <text:h text:style-name="P42" text:outline-level="1">Experiência 4</text:h>
      <text:p text:style-name="P1"/>
      <text:p text:style-name="P4">1. How to configure a static route in a commercial router?</text:p>
      <text:p text:style-name="P30">É feito de modo semelhante ao que se faz nas máquinas que correm linux.</text:p>
      <text:p text:style-name="P30"/>
      <text:p text:style-name="P30">Cria um default gateway, </text:p>
      <text:p text:style-name="P28">ip route 0.0.0.0 0.0.0.0 172.16.1.254</text:p>
      <text:p text:style-name="P1"/>
      <text:p text:style-name="P32">Faz um redirecionamento,</text:p>
      <text:p text:style-name="P28">ip route 172.16.50.0 255.255.255.0 172.16.51.253</text:p>
      <text:p text:style-name="P32"/>
      <text:p text:style-name="P4">2. What are the paths followed by the packets in the experiments carried out</text:p>
      <text:p text:style-name="P4">and why?</text:p>
      <text:p text:style-name="P33">Através do algoritmo das forwarding tables(escolha de linhas) e das entradas presentes em cada máquina. Acontece o seguint<text:span text:style-name="T38">e</text:span>:</text:p>
      <text:p text:style-name="P33"/>
      <text:p text:style-name="P33">Tux1 →<text:span text:style-name="T36"> net</text:span>,</text:p>
      <text:p text:style-name="P34"><text:span text:style-name="T35">172.16.50.1(tux1,eth0) → </text:span>172.16.50.254(tux4, eth0) →<text:span text:style-name="T35"> 172.16.51.254(routerCisco, eth0) → 172.16.1.254(routerCisco, eth1)</text:span></text:p>
      <text:p text:style-name="P34"/>
      <text:p text:style-name="P35">Tux2 →<text:span text:style-name="T36"> net</text:span>,</text:p>
      <text:p text:style-name="P35">172.16.51.1(tux1,eth0) → 172.16.51.254(routerCisco, eth0) → 172.16.1.254(routerCisco, eth1)</text:p>
      <text:p text:style-name="P36"/>
      <text:p text:style-name="P36">Tux4 → net,</text:p>
      <text:p text:style-name="P36">172.16.51.254(tux4,eth1) → 172.16.51.254(routerCisco, eth0) → 172.16.1.254(routerCisco, eth1)</text:p>
      <text:p text:style-name="P36"/>
      <text:p text:style-name="P37">Tux1 → Tux2,</text:p>
      <text:p text:style-name="P37">172.16.50.1(tux1) → 172.16.50.254(tux4, eth0) → 172.16.51.1(tux2)</text:p>
      <text:p text:style-name="P37"/>
      <text:p text:style-name="P38">Tux2 → Tux1,</text:p>
      <text:p text:style-name="P38">172.16.51.1(tux2) → 172.16.51.253(tux4,eth1) → 172.16.50.1(tux1)</text:p>
      <text:p text:style-name="P38"/>
      <text:p text:style-name="P39">Isto acontece devido às seguintes routes:</text:p>
      <text:p text:style-name="P40">Destination <text:s text:c="4"/>Gateway <text:s text:c="10"/>Genmask <text:s text:c="9"/>Flags Metric Ref <text:s text:c="3"/>Use Iface</text:p>
      <text:p text:style-name="P39"/>
      <text:p text:style-name="P39">Tux1, </text:p>
      <text:p text:style-name="P39">0.0.0.0 <text:s text:c="11"/>172.16.50.254 <text:s text:c="2"/>0.0.0.0 <text:s text:c="13"/>UG <text:s text:c="3"/>0 <text:s text:c="8"/>0 <text:s text:c="7"/>0 <text:s text:c="4"/>eth0</text:p>
      <text:p text:style-name="P39">172.16.50.0 <text:s text:c="3"/>0.0.0.0 <text:s text:c="14"/>255.255.255.0 <text:s/>U <text:s text:c="6"/>0 <text:s text:c="8"/>0 <text:s text:c="7"/>0 <text:s text:c="4"/>eth0</text:p>
      <text:p text:style-name="P39"/>
      <text:p text:style-name="P39">Tux2,</text:p>
      <text:p text:style-name="P39">0.0.0.0 <text:s text:c="12"/>172.16.51.254 <text:s/>0.0.0.0 <text:s text:c="13"/>UG <text:s text:c="3"/>0 <text:s text:c="9"/>0 <text:s text:c="7"/>0 <text:s text:c="3"/>eth0</text:p>
      <text:p text:style-name="P39">172.16.50.0 <text:s text:c="4"/>172.16.51.253 <text:s/>255.255.255.0 <text:s/>UG <text:s text:c="3"/>0 <text:s text:c="9"/>0 <text:s text:c="7"/>0 <text:s text:c="3"/>eth0</text:p>
      <text:p text:style-name="P39">172.16.51.0 <text:s text:c="4"/>0.0.0.0 <text:s text:c="13"/>255.255.255.0 <text:s/>U <text:s text:c="6"/>0 <text:s text:c="9"/>0 <text:s text:c="7"/>0 <text:s text:c="3"/>eth0</text:p>
      <text:p text:style-name="P39"/>
      <text:p text:style-name="P39">Tux4,</text:p>
      <text:p text:style-name="P39">0.0.0.0 <text:s text:c="8"/><text:tab/>172.16.51.254 <text:s text:c="2"/>0.0.0.0 <text:s text:c="13"/>UG <text:s text:c="3"/>0 <text:s text:c="9"/>0 <text:s text:c="7"/>0 <text:s text:c="3"/>eth1</text:p>
      <text:p text:style-name="P39">172.16.50.0 <text:s text:c="4"/>0.0.0.0 <text:s text:c="8"/><text:tab/> <text:s/>255.255.255.0 <text:s/>U <text:s text:c="6"/>0 <text:s text:c="9"/>0 <text:s text:c="7"/>0 <text:s text:c="3"/>eth0</text:p>
      <text:p text:style-name="P39">172.16.51.0 <text:s text:c="4"/>0.0.0.0 <text:s text:c="8"/><text:tab/> <text:s/>255.255.255.0 <text:s/>U <text:s text:c="6"/>0 <text:s text:c="9"/>0 <text:s text:c="7"/>0 <text:s text:c="3"/>eth1</text:p>
      <text:p text:style-name="P33"/>
      <text:p text:style-name="P29">ip route 0.0.0.0 0.0.0.0 172.16.1.254 <text:span text:style-name="T37">&amp;&amp; </text:span>ip route 172.16.50.0 255.255.255.0 172.16.51.253</text:p>
      <text:p text:style-name="P33"><text:soft-page-break/></text:p>
      <text:p text:style-name="P4">3. How to configure NAT in a commercial router?</text:p>
      <text:p text:style-name="P27">Usamos o template presente no guião de modo a fazer esta configuração.</text:p>
      <text:p text:style-name="P27"/>
      <text:p text:style-name="P27">conf t</text:p>
      <text:p text:style-name="P27">interface gigabitethernet 0/0</text:p>
      <text:p text:style-name="P27">ip address 172.16.51.254 255.255.255.0</text:p>
      <text:p text:style-name="P27">no shutdown</text:p>
      <text:p text:style-name="P27">ip nat inside <text:span text:style-name="T34"># Interface do lado lan</text:span></text:p>
      <text:p text:style-name="P27">exit</text:p>
      <text:p text:style-name="P27">interface gigabitethernet 0/1</text:p>
      <text:p text:style-name="P27">ip address 172.16.1.59 255.255.255.0</text:p>
      <text:p text:style-name="P27">no shutdown</text:p>
      <text:p text:style-name="P27">ip nat outside <text:span text:style-name="T34"># Interface do lado “wan”</text:span></text:p>
      <text:p text:style-name="P27">exit</text:p>
      <text:p text:style-name="P27">ip nat pool ovrld 172.16.1.59 172.16.<text:span text:style-name="T31">1</text:span>.<text:span text:style-name="T31">5</text:span>9 prefix 24</text:p>
      <text:p text:style-name="P27">ip nat inside source list 1 pool ovrld overload</text:p>
      <text:p text:style-name="P27">access-list 1 permit 172.16.50.0 0.0.0.7 <text:span text:style-name="T30"># Esta permissão não deixa que o tux4 tenha acesso à net</text:span></text:p>
      <text:p text:style-name="P27">access-list 1 permit 172.16.51.0 0.0.0.7 <text:span text:style-name="T31"># 0.0.0.255 para as permissões serem iguais para os hosts</text:span></text:p>
      <text:p text:style-name="P27">ip route 0.0.0.0 0.0.0.0 172.16.1.254 <text:span text:style-name="T33"># Default gateway do router com nat</text:span></text:p>
      <text:p text:style-name="P27">ip route 172.16.50.0 255.255.255.0 172.16.51.253 <text:span text:style-name="T32"># Para falar com os hosts do outro lado do router</text:span></text:p>
      <text:p text:style-name="P27">end</text:p>
      <text:p text:style-name="P1"/>
      <text:p text:style-name="P4">4. What does NAT do?</text:p>
      <text:p text:style-name="P25"><text:span text:style-name="T23">Esta técnica permite que se possa utilizar os mesmos ips em diferentes redes, chamadas redes privadas(10.0.0.0/8, 172.16.0.0/12, 192.168.0.0/16). Isto é possível porque os ips privados são traduzidos para um público. Este mapeamento é feito através de uma tabela chamada tabela de tradução de endereços de rede, que possibilita que o router saiba para que hosts são destinados certos pacotes vindos da internet. </text:span><text:span text:style-name="T24">Cada entrada da tabela tem uma parte para o lado WAN e outra para o lado LAN, cada um deles tem dois campos: um para o ip e a outra para a porta. A porta é o que permite fazer a distinção </text:span><text:span text:style-name="T25">entre destinos </text:span><text:span text:style-name="T26">de pacotes</text:span><text:span text:style-name="T24">. </text:span><text:span text:style-name="T27">É possível reencaminhar todos os pacotes wan com destino a uma dada porta (por exemplo, porta default para o server http, 80) para um</text:span><text:span text:style-name="T28">a dada porta de um host, que </text:span><text:span text:style-name="T29">terá</text:span><text:span text:style-name="T28"> um processo em modo listening associado a essa porta</text:span><text:span text:style-name="T27">. </text:span></text:p>
      <text:h text:style-name="P42" text:outline-level="1">Experiência 5</text:h>
      <text:p text:style-name="P1"/>
      <text:p text:style-name="P4">1. How to configure the DNS service at an host?</text:p>
      <text:p text:style-name="P16"/>
      <text:p text:style-name="P17">Para configurar o serviço DNS alterou-se o ficheiro resolv.conf localizado no diretório /etc do host. </text:p>
      <text:p text:style-name="P17">Nesta experiência o conteúdo deste ficheiro foi alterado para:</text:p>
      <text:p text:style-name="P17"/>
      <text:p text:style-name="P17">search lixa.netlab.fe.up.pt</text:p>
      <text:p text:style-name="P17">nameserver 172.16.1.1</text:p>
      <text:p text:style-name="P18"/>
      <text:p text:style-name="P19">172.16.1.1, é o endereço do servidor <text:span text:style-name="T21">de nomes </text:span>para onde se <text:span text:style-name="T21">fazem os pedidos</text:span>.</text:p>
      <text:p text:style-name="P20">lixa.netlab.fe.up.pt, é o única elemento da lista de procura de hostnames. <text:s/></text:p>
      <text:p text:style-name="P3"/>
      <text:p text:style-name="P4">2. What packets are exchanged by DNS and what information is</text:p>
      <text:p text:style-name="P4">transported?</text:p>
      <text:p text:style-name="P4"/>
      <text:p text:style-name="P17">Existem três tipos de DNS packets: Queries, Responses e Updates. <text:span text:style-name="T22">Os pacotes de DNS queries e reponses(replies) têm um formato comum, para além dos 12 bytes do cabeçalho: identificação; flags; número de perguntas; número de respostas de RRs; número de registos de servidores authoritative; e, número adicional de RRs. São enviadas: perguntas com os campos nome e tipo(A, NS, CNAME e MX) selecionados; respostas a uma pergunta, RRs completos; registo de servidores authoritative; e, informação adicional útil. O pacote de update contém à semelhança dos outros um header com: uma identificação; flags; e, número de registo de recursos(RRs) para cada tipo da secção seguinte: zone entry; prerequisite resource records; update resource records; e, additional resource records. </text:span></text:p>
      <text:h text:style-name="P42" text:outline-level="1">Experiência 6</text:h>
      <text:p text:style-name="P1"/>
      <text:p text:style-name="P4">1. How many TCP connections are opened by your ftp application?</text:p>
      <text:p text:style-name="P1"/>
      <text:p text:style-name="P4">2. In what connection is transported the FTP control information?</text:p>
      <text:p text:style-name="P1"/>
      <text:p text:style-name="P4">3. What are the phases of a TCP connection?</text:p>
      <text:p text:style-name="P1"/>
      <text:p text:style-name="P4">4. How does the ARQ TCP mechanism work? What are the relevant TCP</text:p>
      <text:p text:style-name="P4">fields? What relevant information can be observed in the logs?</text:p>
      <text:p text:style-name="P1"/>
      <text:p text:style-name="P4">5. How does the TCP congestion control mechanism work? What are the</text:p>
      <text:p text:style-name="P4">relevant fields. How did the throughput of the data connection evolve</text:p>
      <text:p text:style-name="P4">along the time? Is it according the TCP congestion control mechanism?</text:p>
      <text:p text:style-name="P1"/>
      <text:p text:style-name="P4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3T12:50:45.433537362</dc:date>
    <meta:editing-duration>PT9H31M32S</meta:editing-duration>
    <meta:editing-cycles>96</meta:editing-cycles>
    <meta:generator>LibreOffice/4.3.5.2.0$Linux_X86_64 LibreOffice_project/430m0$Build-2</meta:generator>
    <meta:document-statistic meta:table-count="0" meta:image-count="0" meta:object-count="0" meta:page-count="7" meta:paragraph-count="146" meta:word-count="1905" meta:character-count="12302" meta:non-whitespace-character-count="9829"/>
  </office:meta>
</office:document-meta>
</file>